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407cm"/>
    </style:style>
    <style:style style:name="co3" style:family="table-column">
      <style:table-column-properties fo:break-before="auto" style:column-width="2.6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  <style:text-properties style:text-position=""/>
    </style:style>
    <style:style style:name="ce2" style:family="table-cell" style:parent-style-name="Default">
      <style:table-cell-properties fo:background-color="#0000ff"/>
      <style:text-properties style:text-position=""/>
    </style:style>
    <style:style style:name="ce3" style:family="table-cell" style:parent-style-name="Default">
      <style:table-cell-properties fo:background-color="#99ff66"/>
      <style:text-properties fo:color="#800000" style:text-position=""/>
    </style:style>
    <style:style style:name="ce4" style:family="table-cell" style:parent-style-name="Default">
      <style:table-cell-properties fo:background-color="#99ff66"/>
      <style:text-properties style:text-position=""/>
    </style:style>
    <style:style style:name="ce5" style:family="table-cell" style:parent-style-name="Default">
      <style:text-properties fo:color="#000000" style:text-outline="false" style:text-line-through-style="none" style:text-line-through-type="none" style:text-position="" style:font-name="Menlo-Regular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3333"/>
    </style:style>
    <style:style style:name="ce7" style:family="table-cell" style:parent-style-name="Default">
      <style:table-cell-properties fo:background-color="#0000ff"/>
    </style:style>
    <style:style style:name="ce8" style:family="table-cell" style:parent-style-name="Default">
      <style:table-cell-properties fo:background-color="#99ff66"/>
      <style:text-properties fo:color="#800000"/>
    </style:style>
    <style:style style:name="ce9" style:family="table-cell" style:parent-style-name="Default">
      <style:table-cell-properties fo:background-color="#99ff66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Menlo-Regular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new" table:style-name="ta1">
        <table:table-column table:style-name="co1" table:number-columns-repeated="2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yp1</text:p>
          </table:table-cell>
          <table:table-cell office:value-type="string" calcext:value-type="string">
            <text:p>Typ2</text:p>
          </table:table-cell>
          <table:table-cell office:value-type="string" calcext:value-type="string">
            <text:p>Häufigkeit</text:p>
          </table:table-cell>
          <table:table-cell office:value-type="string" calcext:value-type="string">
            <text:p>mit anderer Reihenfolge</text:p>
          </table:table-cell>
          <table:table-cell office:value-type="string" calcext:value-type="string">
            <text:p>Konfusionen</text:p>
          </table:table-cell>
          <table:table-cell office:value-type="string" calcext:value-type="string">
            <text:p>Besser Typ</text:p>
          </table:table-cell>
          <table:table-cell office:value-type="string" calcext:value-type="string">
            <text:p>Bemerkun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  <table:table-cell office:value-type="float" office:value="117" calcext:value-type="float">
            <text:p>117</text:p>
          </table:table-cell>
          <table:table-cell office:value-type="float" office:value="324" calcext:value-type="float">
            <text:p>324</text:p>
          </table:table-cell>
          <table:table-cell office:value-type="float" office:value="7" calcext:value-type="float">
            <text:p>7</text:p>
          </table:table-cell>
          <table:table-cell table:style-name="ce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74" calcext:value-type="float">
            <text:p>74</text:p>
          </table:table-cell>
          <table:table-cell office:value-type="float" office:value="232" calcext:value-type="float">
            <text:p>232</text:p>
          </table:table-cell>
          <table:table-cell office:value-type="float" office:value="4" calcext:value-type="float">
            <text:p>4</text:p>
          </table:table-cell>
          <table:table-cell table:style-name="ce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85" calcext:value-type="float">
            <text:p>85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table:style-name="ce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38" calcext:value-type="float">
            <text:p>38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45" calcext:value-type="float">
            <text:p>45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style-name="ce4"/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17" calcext:value-type="float">
            <text:p>117</text:p>
          </table:table-cell>
          <table:table-cell table:style-name="ce1"/>
          <table:table-cell table:style-name="ce1" table:formula="of:=[.C8]+[.D8]"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style-name="ce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oncept ist stärker/genauer als Structure</text:p>
          </table:table-cell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5" calcext:value-type="float">
            <text:p>85</text:p>
          </table:table-cell>
          <table:table-cell table:style-name="ce1"/>
          <table:table-cell table:style-name="ce1" table:formula="of:=[.C11]+[.D11]"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Purpose ist stärker als Structur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style-name="ce4"/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4" calcext:value-type="float">
            <text:p>74</text:p>
          </table:table-cell>
          <table:table-cell table:style-name="ce1"/>
          <table:table-cell table:style-name="ce1" table:formula="of:=[.C14]+[.D14]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Pattern beschreibt Semantik besser als Code Exampl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siehe Argumentation unte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onept &gt; Purpo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Pattern &gt; Structure and Relationshi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Purpose &gt; Patter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Quality Attributes &gt; Structure and Relationshi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oncepts &gt; Quality</text:p>
          </table:table-cell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style-name="ce1"/>
          <table:table-cell table:style-name="ce1" table:formula="of:=[.C22]+[.D22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Environment &gt; Quality</text:p>
          </table:table-cell>
        </table:table-row>
        <table:table-row table:style-name="ro1" table:visibility="filter"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table:formula="of:=[.C24]+[.D24]" office:value-type="float" office:value="48" calcext:value-type="float">
            <text:p>48</text:p>
          </table:table-cell>
          <table:table-cell table:number-columns-repeated="2"/>
        </table:table-row>
        <table:table-row table:style-name="ro1" table:visibility="filter">
          <table:table-cell table:style-name="ce2" office:value-type="float" office:value="12" calcext:value-type="float">
            <text:p>1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formula="of:=[.C25]+[.D25]" office:value-type="float" office:value="46" calcext:value-type="float">
            <text:p>46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table:formula="of:=[.C26]+[.D26]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Code Example &gt; Functionality 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Structure &gt; Directives (da meist genaue Typen angegeben werden)</text:p>
          </table:table-cell>
        </table:table-row>
        <table:table-row table:style-name="ro1" table:visibility="filter"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" table:formula="of:=[.C29]+[.D29]" office:value-type="float" office:value="40" calcext:value-type="float">
            <text:p>40</text:p>
          </table:table-cell>
          <table:table-cell table:number-columns-repeated="2"/>
        </table:table-row>
        <table:table-row table:style-name="ro1" table:visibility="filter"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C30]+[.D30]" office:value-type="float" office:value="39" calcext:value-type="float">
            <text:p>39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table:formula="of:=[.C31]+[.D31]" office:value-type="float" office:value="38" calcext:value-type="float">
            <text:p>38</text:p>
          </table:table-cell>
          <table:table-cell table:number-columns-repeated="2"/>
        </table:table-row>
        <table:table-row table:style-name="ro1" table:visibility="filter"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C32]+[.D32]" office:value-type="float" office:value="36" calcext:value-type="float">
            <text:p>36</text:p>
          </table:table-cell>
          <table:table-cell table:number-columns-repeated="2"/>
        </table:table-row>
        <table:table-row table:style-name="ro1" table:visibility="filter">
          <table:table-cell table:style-name="ce2" office:value-type="float" office:value="12" calcext:value-type="float">
            <text:p>1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C33]+[.D33]" office:value-type="float" office:value="34" calcext:value-type="float">
            <text:p>34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style-name="ce1" table:formula="of:=[.C34]+[.D34]" office:value-type="float" office:value="34" calcext:value-type="float">
            <text:p>34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3" calcext:value-type="float">
            <text:p>33</text:p>
          </table:table-cell>
          <table:table-cell table:style-name="ce1"/>
          <table:table-cell table:style-name="ce1" table:formula="of:=[.C35]+[.D35]" office:value-type="float" office:value="33" calcext:value-type="float">
            <text:p>33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table:formula="of:=[.C36]+[.D36]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Pattern wird eher erwartet als Concepts</text:p>
          </table:table-cell>
        </table:table-row>
        <table:table-row table:style-name="ro1" table:visibility="filter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C38]+[.D38]" office:value-type="float" office:value="29" calcext:value-type="float">
            <text:p>29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9" calcext:value-type="float">
            <text:p>29</text:p>
          </table:table-cell>
          <table:table-cell table:style-name="ce1"/>
          <table:table-cell table:style-name="ce1" table:formula="of:=[.C39]+[.D39]" office:value-type="float" office:value="29" calcext:value-type="float">
            <text:p>29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table:formula="of:=[.C40]+[.D40]" office:value-type="float" office:value="28" calcext:value-type="float">
            <text:p>28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table:formula="of:=[.C41]+[.D41]" office:value-type="float" office:value="28" calcext:value-type="float">
            <text:p>28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table:formula="of:=[.C42]+[.D42]" office:value-type="float" office:value="28" calcext:value-type="float">
            <text:p>28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8" calcext:value-type="float">
            <text:p>28</text:p>
          </table:table-cell>
          <table:table-cell table:style-name="ce1"/>
          <table:table-cell table:style-name="ce1" table:formula="of:=[.C43]+[.D43]" office:value-type="float" office:value="28" calcext:value-type="float">
            <text:p>28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table:formula="of:=[.C44]+[.D44]" office:value-type="float" office:value="26" calcext:value-type="float">
            <text:p>26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formula="of:=[.C45]+[.D45]" office:value-type="float" office:value="23" calcext:value-type="float">
            <text:p>23</text:p>
          </table:table-cell>
          <table:table-cell table:number-columns-repeated="2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C46]+[.D46]" office:value-type="float" office:value="22" calcext:value-type="float">
            <text:p>22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table:formula="of:=[.C47]+[.D47]" office:value-type="float" office:value="21" calcext:value-type="float">
            <text:p>21</text:p>
          </table:table-cell>
          <table:table-cell table:number-columns-repeated="2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C48]+[.D48]" office:value-type="float" office:value="19" calcext:value-type="float">
            <text:p>19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C49]+[.D49]" office:value-type="float" office:value="18" calcext:value-type="float">
            <text:p>18</text:p>
          </table:table-cell>
          <table:table-cell table:number-columns-repeated="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C50]+[.D50]" office:value-type="float" office:value="18" calcext:value-type="float">
            <text:p>18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style-name="ce1" table:formula="of:=[.C51]+[.D51]" office:value-type="float" office:value="18" calcext:value-type="float">
            <text:p>18</text:p>
          </table:table-cell>
          <table:table-cell table:number-columns-repeated="2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C52]+[.D52]" office:value-type="float" office:value="17" calcext:value-type="float">
            <text:p>17</text:p>
          </table:table-cell>
          <table:table-cell table:number-columns-repeated="2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C53]+[.D53]"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/>
          <table:table-cell table:style-name="ce1" table:formula="of:=[.C54]+[.D54]"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C55]+[.D55]" office:value-type="float" office:value="16" calcext:value-type="float">
            <text:p>16</text:p>
          </table:table-cell>
          <table:table-cell table:number-columns-repeated="2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C56]+[.D56]"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table:formula="of:=[.C57]+[.D57]" office:value-type="float" office:value="15" calcext:value-type="float">
            <text:p>15</text:p>
          </table:table-cell>
          <table:table-cell table:number-columns-repeated="2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C58]+[.D58]"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C59]+[.D59]"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C60]+[.D60]"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C61]+[.D61]"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C62]+[.D62]"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63]+[.D63]" office:value-type="float" office:value="12" calcext:value-type="float">
            <text:p>12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C64]+[.D64]" office:value-type="float" office:value="12" calcext:value-type="float">
            <text:p>12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table:formula="of:=[.C65]+[.D65]" office:value-type="float" office:value="12" calcext:value-type="float">
            <text:p>12</text:p>
          </table:table-cell>
          <table:table-cell table:number-columns-repeated="2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C66]+[.D66]"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C67]+[.D67]"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C68]+[.D68]"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C69]+[.D69]"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C70]+[.D70]"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71]+[.D71]" office:value-type="float" office:value="10" calcext:value-type="float">
            <text:p>10</text:p>
          </table:table-cell>
          <table:table-cell table:number-columns-repeated="2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72]+[.D72]" office:value-type="float" office:value="10" calcext:value-type="float">
            <text:p>10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C73]+[.D73]" office:value-type="float" office:value="10" calcext:value-type="float">
            <text:p>10</text:p>
          </table:table-cell>
          <table:table-cell table:number-columns-repeated="2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[.C74]+[.D74]" office:value-type="float" office:value="9" calcext:value-type="float">
            <text:p>9</text:p>
          </table:table-cell>
          <table:table-cell table:number-columns-repeated="2"/>
        </table:table-row>
        <table:table-row table:style-name="ro1" table:visibility="filter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/>
          <table:table-cell table:style-name="ce1" table:formula="of:=[.C75]+[.D75]"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76]+[.D7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77]+[.D7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78]+[.D7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79]+[.D7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80]+[.D8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81]+[.D8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82]+[.D8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83]+[.D8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84]+[.D8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85]+[.D8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86]+[.D8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87]+[.D8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88]+[.D8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89]+[.D8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90]+[.D9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91]+[.D9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92]+[.D9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93]+[.D9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94]+[.D9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95]+[.D9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96]+[.D9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97]+[.D9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98]+[.D9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99]+[.D9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00]+[.D10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01]+[.D10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02]+[.D10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03]+[.D10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04]+[.D10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05]+[.D10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06]+[.D10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07]+[.D10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08]+[.D10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09]+[.D10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10]+[.D11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11]+[.D11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12]+[.D11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13]+[.D11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14]+[.D11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15]+[.D11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16]+[.D11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17]+[.D11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18]+[.D11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19]+[.D11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20]+[.D12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21]+[.D12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22]+[.D12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23]+[.D12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24]+[.D12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25]+[.D12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26]+[.D12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27]+[.D12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28]+[.D12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29]+[.D12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30]+[.D13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31]+[.D13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32]+[.D13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33]+[.D13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34]+[.D13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35]+[.D13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36]+[.D13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37]+[.D13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38]+[.D13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39]+[.D13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40]+[.D14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41]+[.D14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42]+[.D14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43]+[.D14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44]+[.D14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45]+[.D14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46]+[.D14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47]+[.D14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48]+[.D14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49]+[.D14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50]+[.D15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51]+[.D15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52]+[.D15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53]+[.D15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54]+[.D15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55]+[.D15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56]+[.D15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57]+[.D15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58]+[.D15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59]+[.D15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60]+[.D16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61]+[.D16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62]+[.D16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63]+[.D16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64]+[.D16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65]+[.D16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66]+[.D16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67]+[.D16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68]+[.D16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69]+[.D16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70]+[.D17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71]+[.D17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72]+[.D17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73]+[.D17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74]+[.D17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75]+[.D17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76]+[.D17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77]+[.D17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78]+[.D17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79]+[.D17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80]+[.D18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81]+[.D18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82]+[.D18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83]+[.D18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84]+[.D18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85]+[.D18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86]+[.D18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87]+[.D18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88]+[.D18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89]+[.D18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90]+[.D19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91]+[.D19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92]+[.D19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93]+[.D19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94]+[.D19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95]+[.D19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96]+[.D19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97]+[.D19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98]+[.D198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199]+[.D199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200]+[.D20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201]+[.D20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202]+[.D20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203]+[.D20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204]+[.D20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205]+[.D20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206]+[.D20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number-columns-repeated="4"/>
          <table:table-cell table:formula="of:=[.C207]+[.D20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1. Annahme: </text:p>
          </table:table-cell>
          <table:table-cell office:value-type="string" calcext:value-type="string">
            <text:p>Ein speziellerer Code ist dem allgemeinem Code vorzuziehen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' =&gt; Daher wird 1 eher als schlechterer Code angenommen</text:p>
          </table:table-cell>
          <table:table-cell table:number-columns-repeated="5"/>
        </table:table-row>
      </table:table>
      <table:table table:name="Sheet1" table:style-name="ta1">
        <table:table-column table:style-name="co1" table:number-columns-repeated="4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Typ1</text:p>
          </table:table-cell>
          <table:table-cell office:value-type="string" calcext:value-type="string">
            <text:p>Typ2</text:p>
          </table:table-cell>
          <table:table-cell office:value-type="string" calcext:value-type="string">
            <text:p>Häufigkeit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<text:s text:c="8"/>7 | <text:s text:c="7"/>1 | <text:s text:c="2"/>322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<text:s text:c="8"/>4 | <text:s text:c="7"/>1 | <text:s text:c="2"/>197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<text:s text:c="8"/>3 | <text:s text:c="7"/>1 | <text:s text:c="2"/>172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<text:s text:c="8"/>2 | <text:s text:c="7"/>1 | <text:s text:c="2"/>158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<text:s text:c="7"/>12 | <text:s text:c="7"/>1 | <text:s text:c="2"/>139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<text:s text:c="8"/>5 | <text:s text:c="7"/>1 | <text:s text:c="2"/>13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<text:s text:c="8"/>1 | <text:s text:c="7"/>7 | <text:s text:c="2"/>117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<text:s text:c="7"/>10 | <text:s text:c="7"/>1 | <text:s text:c="3"/>85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<text:s text:c="8"/>1 | <text:s text:c="7"/>2 | <text:s text:c="3"/>8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<text:s text:c="8"/>8 | <text:s text:c="7"/>1 | <text:s text:c="3"/>79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<text:s text:c="8"/>1 | <text:s text:c="7"/>4 | <text:s text:c="3"/>74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<text:s text:c="8"/>6 | <text:s text:c="7"/>1 | <text:s text:c="3"/>62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<text:s text:c="8"/>7 | <text:s text:c="7"/>2 | <text:s text:c="3"/>57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<text:s text:c="8"/>4 | <text:s text:c="7"/>2 | <text:s text:c="3"/>53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<text:s text:c="8"/>9 | <text:s text:c="7"/>8 | <text:s text:c="3"/>52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<text:s text:c="8"/>4 | <text:s text:c="7"/>7 | <text:s text:c="3"/>5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<text:s text:c="8"/>1 | <text:s text:c="6"/>10 | <text:s text:c="3"/>5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<text:s text:c="8"/>2 | <text:s text:c="7"/>7 | <text:s text:c="3"/>48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<text:s text:c="8"/>5 | <text:s text:c="7"/>2 | <text:s text:c="3"/>47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<text:s text:c="8"/>1 | <text:s text:c="7"/>5 | <text:s text:c="3"/>45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<text:s text:c="8"/>5 | <text:s text:c="7"/>7 | <text:s text:c="3"/>42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<text:s text:c="8"/>7 | <text:s text:c="7"/>4 | <text:s text:c="3"/>4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<text:s text:c="8"/>1 | <text:s text:c="6"/>12 | <text:s text:c="3"/>38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<text:s text:c="8"/>4 | <text:s text:c="7"/>8 | <text:s text:c="3"/>38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<text:s text:c="8"/>7 | <text:s text:c="7"/>3 | <text:s text:c="3"/>35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<text:s text:c="8"/>9 | <text:s text:c="7"/>1 | <text:s text:c="3"/>34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<text:s text:c="8"/>8 | <text:s text:c="7"/>9 | <text:s text:c="3"/>34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<text:s text:c="8"/>7 | <text:s text:c="7"/>8 | <text:s text:c="3"/>33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<text:s text:c="8"/>3 | <text:s text:c="7"/>2 | <text:s text:c="3"/>33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<text:s text:c="8"/>1 | <text:s text:c="7"/>3 | <text:s text:c="3"/>3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<text:s text:c="8"/>5 | <text:s text:c="6"/>10 | <text:s text:c="3"/>32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<text:s text:c="8"/>8 | <text:s text:c="7"/>7 | <text:s text:c="3"/>32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<text:s text:c="7"/>12 | <text:s text:c="7"/>9 | <text:s text:c="3"/>3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<text:s text:c="7"/>12 | <text:s text:c="7"/>7 | <text:s text:c="3"/>30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<text:s text:c="7"/>11 | <text:s text:c="7"/>1 | <text:s text:c="3"/>29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<text:s text:c="8"/>8 | <text:s text:c="7"/>4 | <text:s text:c="3"/>29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<text:s text:c="8"/>1 | <text:s text:c="7"/>9 | <text:s text:c="3"/>28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<text:s text:c="8"/>3 | <text:s text:c="7"/>8 | <text:s text:c="3"/>28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<text:s text:c="8"/>1 | <text:s text:c="7"/>8 | <text:s text:c="3"/>28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<text:s text:c="7"/>10 | <text:s text:c="7"/>5 | <text:s text:c="3"/>28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<text:s text:c="8"/>7 | <text:s text:c="7"/>5 | <text:s text:c="3"/>28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<text:s text:c="8"/>2 | <text:s text:c="7"/>4 | <text:s text:c="3"/>26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<text:s text:c="7"/>10 | <text:s text:c="7"/>7 | <text:s text:c="3"/>24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<text:s text:c="8"/>8 | <text:s text:c="7"/>2 | <text:s text:c="3"/>23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<text:s text:c="7"/>12 | <text:s text:c="7"/>2 | <text:s text:c="3"/>22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<text:s text:c="8"/>1 | <text:s text:c="7"/>6 | <text:s text:c="3"/>21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<text:s text:c="7"/>11 | <text:s text:c="7"/>2 | <text:s text:c="3"/>19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<text:s text:c="8"/>3 | <text:s text:c="7"/>7 | <text:s text:c="3"/>18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<text:s text:c="7"/>10 | <text:s text:c="7"/>2 | <text:s text:c="3"/>18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<text:s text:c="8"/>5 | <text:s text:c="7"/>3 | <text:s text:c="3"/>18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<text:s text:c="8"/>4 | <text:s text:c="7"/>5 | <text:s text:c="3"/>17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<text:s text:c="8"/>7 | <text:s text:c="6"/>12 | <text:s text:c="3"/>16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<text:s text:c="8"/>8 | <text:s text:c="7"/>3 | <text:s text:c="3"/>16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<text:s text:c="8"/>3 | <text:s text:c="7"/>5 | <text:s text:c="3"/>16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<text:s text:c="8"/>7 | <text:s text:c="6"/>10 | <text:s text:c="3"/>15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<text:s text:c="7"/>12 | <text:s text:c="7"/>4 | <text:s text:c="3"/>1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<text:s text:c="7"/>10 | <text:s text:c="7"/>3 | <text:s text:c="3"/>13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<text:s text:c="8"/>2 | <text:s text:c="6"/>10 | <text:s text:c="3"/>13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<text:s text:c="7"/>11 | <text:s text:c="7"/>7 | <text:s text:c="3"/>1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<text:s text:c="8"/>5 | <text:s text:c="7"/>8 | <text:s text:c="3"/>13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<text:s text:c="8"/>7 | <text:s text:c="7"/>6 | <text:s text:c="3"/>13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<text:s text:c="7"/>10 | <text:s text:c="7"/>4 | <text:s text:c="3"/>12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<text:s text:c="8"/>2 | <text:s text:c="7"/>8 | <text:s text:c="3"/>12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<text:s text:c="8"/>2 | <text:s text:c="7"/>5 | <text:s text:c="3"/>12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<text:s/>8 | <text:s text:c="6"/>10 | <text:s text:c="3"/>11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<text:s text:c="8"/>6 | <text:s text:c="7"/>7 | <text:s text:c="3"/>11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<text:s text:c="7"/>11 | <text:s text:c="6"/>10 | <text:s text:c="3"/>11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<text:s text:c="7"/>10 | <text:s text:c="7"/>8 | <text:s text:c="3"/>11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<text:s text:c="7"/>12 | <text:s text:c="7"/>8 | <text:s text:c="3"/>11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 text:c="8"/>7 | <text:s text:c="7"/>9 | <text:s text:c="3"/>10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 text:c="8"/>2 | <text:s text:c="6"/>12 | <text:s text:c="3"/>1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 text:c="8"/>5 | <text:s text:c="7"/>9 | <text:s text:c="3"/>10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s text:c="7"/>12 | <text:s text:c="7"/>5 | <text:s text:c="4"/>9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9 | <text:s text:c="7"/>4 | <text:s text:c="4"/>8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3 | <text:s text:c="7"/>6 | <text:s text:c="4"/>8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4 | <text:s text:c="6"/>12 | <text:s text:c="4"/>8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7 | <text:s text:c="6"/>11 | <text:s text:c="4"/>8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8 | <text:s text:c="7"/>5 | <text:s text:c="4"/>8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4 | <text:s text:c="7"/>9 | <text:s text:c="4"/>8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3 | <text:s text:c="6"/>10 | <text:s text:c="4"/>8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6 | <text:s text:c="7"/>5 | <text:s text:c="4"/>7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5 | <text:s text:c="7"/>6 | <text:s text:c="4"/>7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9 | <text:s text:c="7"/>2 | <text:s text:c="4"/>7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7"/>10 | <text:s text:c="7"/>9 | <text:s text:c="4"/>7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4 | <text:s text:c="6"/>10 | <text:s text:c="4"/>7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3 | <text:s text:c="6"/>12 | <text:s text:c="4"/>7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3 | <text:s text:c="7"/>9 | <text:s text:c="4"/>7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6 | <text:s text:c="7"/>2 | <text:s text:c="4"/>6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9 | <text:s text:c="6"/>10 | <text:s text:c="4"/>5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9 | <text:s text:c="7"/>3 | <text:s text:c="4"/>5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7"/>10 | <text:s text:c="6"/>11 | <text:s text:c="4"/>5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5 | <text:s text:c="7"/>4 | <text:s text:c="4"/>5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7"/>11 | <text:s text:c="7"/>5 | <text:s text:c="4"/>5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6 | <text:s text:c="7"/>8 | <text:s text:c="4"/>5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2 | <text:s text:c="7"/>9 | <text:s text:c="4"/>5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3 | <text:s text:c="7"/>4 | <text:s text:c="4"/>5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6 | <text:s text:c="7"/>4 | <text:s text:c="4"/>4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5 | <text:s text:c="6"/>12 | <text:s text:c="4"/>4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9 | <text:s text:c="7"/>5 | <text:s text:c="4"/>4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9 | <text:s text:c="6"/>12 | <text:s text:c="4"/>4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7"/>12 | <text:s text:c="6"/>10 | <text:s text:c="4"/>4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8 | <text:s text:c="6"/>12 | <text:s text:c="4"/>4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2 | <text:s text:c="7"/>6 | <text:s text:c="4"/>4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2 | <text:s text:c="6"/>11 | <text:s text:c="4"/>3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8 | <text:s text:c="7"/>6 | <text:s text:c="4"/>3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7"/>12 | <text:s text:c="7"/>3 | <text:s text:c="4"/>3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7"/>11 | <text:s text:c="6"/>12 | <text:s text:c="4"/>3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9 | <text:s text:c="7"/>7 | <text:s text:c="4"/>3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2 | <text:s text:c="7"/>3 | <text:s text:c="4"/>3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7"/>10 | <text:s text:c="6"/>12 | <text:s text:c="4"/>3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4 | <text:s text:c="7"/>6 | <text:s text:c="4"/>2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6 | <text:s text:c="7"/>3 | <text:s text:c="4"/>2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7"/>11 | <text:s text:c="7"/>4 | <text:s text:c="4"/>2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4 | <text:s text:c="7"/>3 | <text:s text:c="4"/>2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7"/>11 | <text:s text:c="7"/>3 | <text:s text:c="4"/>2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3 | <text:s text:c="6"/>11 | <text:s text:c="4"/>1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8 | <text:s text:c="6"/>11 | <text:s text:c="4"/>1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7"/>10 | <text:s text:c="7"/>6 | <text:s text:c="4"/>1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7"/>11 | <text:s text:c="7"/>9 | <text:s text:c="4"/>1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5 | <text:s text:c="6"/>11 | <text:s text:c="4"/>1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string" calcext:value-type="string">
            <text:p><text:s text:c="8"/>4 | <text:s text:c="6"/>11 | <text:s text:c="4"/>1</text:p>
          </table:table-cell>
          <table:table-cell table:number-columns-repeated="2"/>
        </table:table-row>
      </table:table>
      <table:table table:name="aufloesen" table:style-name="ta1">
        <table:table-column table:style-name="co2" table:default-cell-style-name="ce10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Nr: 1: <text:s text:c="2"/>1&lt;&gt;7</text:p>
          </table:table-cell>
          <table:table-cell office:value-type="string" calcext:value-type="string">
            <text:p>was ist besser?</text:p>
          </table:table-cell>
          <table:table-cell office:value-type="string" calcext:value-type="string">
            <text:p>kommt von</text:p>
          </table:table-cell>
          <table:table-cell office:value-type="string" calcext:value-type="string">
            <text:p>Bemerkung</text:p>
          </table:table-cell>
          <table:table-cell/>
        </table:table-row>
        <table:table-row table:style-name="ro2">
          <table:table-cell office:value-type="string" calcext:value-type="string">
            <text:p>michael|lennart|2792|16084|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bert|lennart|3048|23306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e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nnart|malte|7439|81930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sephine|jakob|8209|53622|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oseph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nnart|malte|329|8997|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chael|malte|1180|221609|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bert|josephine|49|46915|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be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nnart|malte|6405|52277|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l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nnart|josephine|7077|23249|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oseph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ven_extra_28|josephine|4027|18974|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osephine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rgebnis: 7, uneindeutig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Nr.:2 <text:s text:c="2"/>1&lt;&gt;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bert | michael | 1209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ha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kob | leon | 7307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k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kob | josephine | 8194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k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nnart | josephine | 3898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na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chael | leon | 6961 | </text:p>
          </table:table-cell>
          <table:table-cell table:number-columns-repeated="2" office:value-type="string" calcext:value-type="string">
            <text:p>'-</text:p>
          </table:table-cell>
          <table:table-cell office:value-type="string" calcext:value-type="string">
            <text:p>müsste Pattern sein</text:p>
          </table:table-cell>
          <table:table-cell/>
        </table:table-row>
        <table:table-row table:style-name="ro2">
          <table:table-cell office:value-type="string" calcext:value-type="string">
            <text:p>jakob | malte | 3443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on | malte | 7957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sephine | michael | 7837 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ph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chael | malte | 4796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lte | leon | 5883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on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rgebnis: 1, gesondert diskutieren! 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Nr.:3 <text:s/>1&lt;&gt;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nnart | michael | 5673 |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na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bert | josephine | 2653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e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kob | leon | 3285 |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kob | leon | 7303 |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nnart | leon | 987 | </text:p>
          </table:table-cell>
          <table:table-cell office:value-type="string" calcext:value-type="string">
            <text:p>beides angemess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osephine | leon | 8177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sephine | leon | 337 | </text:p>
          </table:table-cell>
          <table:table-cell office:value-type="string" calcext:value-type="string">
            <text:p>beides unangemess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kob | malte | 198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k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kob | leon | 7431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k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kob | leon | 6876 |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kob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rgebnis: Unentschieden, erneut prüfen!</text:p>
          </table:table-cell>
          <table:table-cell table:number-columns-repeated="4"/>
        </table:table-row>
        <table:table-row table:style-name="ro1" table:number-rows-repeated="3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Nr.:4 <text:s text:c="4"/>1&lt;&gt;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on | malte | 462 |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kob | malte | 2272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k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nnart | josephine | 6277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ph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chael | lennart | 3435 |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cha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sephine | michael | 4401 |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seph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sephine | leon | 8351 | </text:p>
          </table:table-cell>
          <table:table-cell office:value-type="string" calcext:value-type="string">
            <text:p>beides angemess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kob | lennart | 3244 |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na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on | michael | 5476 |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cha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bert | michael | 2152 |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cha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nnart | malte | 3317 | </text:p>
          </table:table-cell>
          <table:table-cell office:value-type="string" calcext:value-type="string">
            <text:p>beide angemessen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Ergebnis: 3, wie erwartet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Nr.:5 <text:s/>1&lt;&gt;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sephine | lennart | 484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ph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bert | michael | 1828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e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bert | josephine | 49 | </text:p>
          </table:table-cell>
          <table:table-cell office:value-type="string" calcext:value-type="string">
            <text:p>beide angemessen</text:p>
          </table:table-cell>
          <table:table-cell office:value-type="string" calcext:value-type="string">
            <text:p>joseph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nnart | jakob | 2734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k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kob | lennart | 1178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na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kob | lennart | 1154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k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sephine | lennart | 1954 |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oseph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chael | lennart | 2576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ha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chael | malte | 5745 |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l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on | malte | 1714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on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Nr.:6 <text:s text:c="2"/>1&lt;&gt;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jakob | 7000 |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k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bert | jakob | 1361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be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chael | malte | 2237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on | malte | 3865 |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sephine | michael | 4835 |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cha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bert | malte | 1904 |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nnart | josephine | 6277 | </text:p>
          </table:table-cell>
          <table:table-cell office:value-type="string" calcext:value-type="string">
            <text:p>beides angemess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nnart | leon | 4294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kob | malte | 3833 |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bert | jakob | 2156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kob</text:p>
          </table:table-cell>
          <table:table-cell table:number-columns-repeated="2"/>
        </table:table-row>
        <table:table-row table:style-name="ro1" table:number-rows-repeated="3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Nr.:7 <text:s text:c="2"/>1&lt;&gt;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akob | malte | 3650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k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nnart | josephine | 7413 | </text:p>
          </table:table-cell>
          <table:table-cell office:value-type="string" calcext:value-type="string">
            <text:p>beide angemess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hael | malte | 4903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ha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chael | malte | 2144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ha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chael | lennart | 3322 | </text:p>
          </table:table-cell>
          <table:table-cell office:value-type="string" calcext:value-type="string">
            <text:p>beide angemessen</text:p>
          </table:table-cell>
          <table:table-cell office:value-type="string" calcext:value-type="string">
            <text:p>micha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nnart | josephine | 6183 |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oseph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chael | malte | 7530 | </text:p>
          </table:table-cell>
          <table:table-cell office:value-type="string" calcext:value-type="string">
            <text:p>beide unangemess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nnart | malte | 4354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nna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chael | malte | 8278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ha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on | malte | 523 | </text:p>
          </table:table-cell>
          <table:table-cell office:value-type="string" calcext:value-type="string">
            <text:p>beide unangemessen</text:p>
          </table:table-cell>
          <table:table-cell table:number-columns-repeated="3"/>
        </table:table-row>
        <table:table-row table:style-name="ro1" table:number-rows-repeated="3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Nr.:8 <text:s text:c="2"/>2&lt;&gt;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sephine | malte | 3537 |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oseph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sephine | leon | 337 |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bert | leon | 4684 |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be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nnart | leon | 1210 |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nna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sephine | jakob | 2865 |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k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nnart | leon | 7438 |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bert | leon | 3055 |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be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on | lennart | 4400 |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nna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chael | leon | 8208 |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cha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sephine | leon | 7830 |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osephine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Nr.:9 <text:s text:c="2"/>4&lt;&gt;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bert | michael | 354 | </text:p>
          </table:table-cell>
          <table:table-cell office:value-type="string" calcext:value-type="string">
            <text:p>beide unangemess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nnart | malte | 5536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on | michael | 5476 |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cha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nnart | josephine | 6140 |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nna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nnart | malte | 5816 |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nna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kob | malte | 650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nnart | jakob | 4705 |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k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chael | lennart | 2731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nna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sephine | lennart | 2209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chael | malte | 7498 |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chael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Nr:10 <text:s text:c="3"/>1&lt;&gt;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akob | malte | 198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kob | malte | 2111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sephine | lennart | 4083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oseph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kob | michael | 7159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ha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chael | josephine | 6086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cha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chael | leon | 1067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sephine | leon | 7671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chael | jakob | 7852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k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chael | malte | 5745 |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l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sephine | jakob | 1005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kob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Nr. 11 <text:s text:c="2"/>8&lt;&gt;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ael | jakob | 2756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cha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nnart | jakob | 4892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nna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chael | josephine | 6086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oseph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nnart | malte | 6785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nna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sephine | leon | 8177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oseph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sephine | leon | 5402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oseph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chael | leon | 3892 | </text:p>
          </table:table-cell>
          <table:table-cell office:value-type="string" calcext:value-type="string">
            <text:p>beide angemess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on | malte | 7921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nnart | jakob | 6744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k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on | michael | 3409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chael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Nr. 12 <text:s text:c="3"/>1&lt;&gt;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nnart | leon | 6242 |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nna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chael | lennart | 2792 |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nna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nnart | michael | 6174 |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nna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nnart | michael | 325 |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nna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nnart | malte | 2736 |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nna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on | lennart | 2515 |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nna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sephine | jakob | 6165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eph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on | josephine | 4141 |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seph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chael | malte | 7498 |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sephine | lennart | 3152 |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sephine</text:p>
          </table:table-cell>
          <table:table-cell table:number-columns-repeated="2"/>
        </table:table-row>
        <table:table-row table:style-name="ro1" table:number-rows-repeated="3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Nr.:13 <text:s text:c="3"/>2&lt;&gt;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obert | lennart | 2276 | </text:p>
          </table:table-cell>
          <table:table-cell office:value-type="string" calcext:value-type="string">
            <text:p>beide angemesse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hael | leon | 8208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cha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chael | leon | 6741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cha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on | malte | 7921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on | malte | 2215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sephine | michael | 1871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cha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on | malte | 7435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nnart | leon | 7767 |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chael | lennart | 3435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nna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sephine | leon | 4349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sephine</text:p>
          </table:table-cell>
          <table:table-cell table:number-columns-repeated="2"/>
        </table:table-row>
        <table:table-row table:style-name="ro1" table:number-rows-repeated="3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Nr: 14 <text:s/>7&lt;&gt;8</text:p>
          </table:table-cell>
          <table:table-cell office:value-type="string" calcext:value-type="string">
            <text:p>xy can be solved using ij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bert | lennart | 98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be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bert | leon | 2677 |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bert | jakob | 2474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k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bert | jakob | 2156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k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chael | jakob | 6330 |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k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bert | lennart | 2276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nna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bert | jakob | 2156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k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chael | jakob | 5163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cha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sephine | jakob | 8209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k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chael | leon | 7763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on</text:p>
          </table:table-cell>
          <table:table-cell table:number-columns-repeated="2"/>
        </table:table-row>
        <table:table-row table:style-name="ro1" table:number-rows-repeated="3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Nr.: 15 <text:s text:c="2"/>4&lt;&gt;8</text:p>
          </table:table-cell>
          <table:table-cell office:value-type="string" calcext:value-type="string">
            <text:p>„can be used to“ → beides angemessen</text:p>
          </table:table-cell>
          <table:table-cell table:number-columns-repeated="2"/>
          <table:table-cell office:value-type="string" calcext:value-type="string">
            <text:p>aber eher Purpose</text:p>
          </table:table-cell>
        </table:table-row>
        <table:table-row table:style-name="ro2">
          <table:table-cell office:value-type="string" calcext:value-type="string">
            <text:p>josephine | michael | 1771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cha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sephine | michael | 2875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oseph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helt_extra_28 | jakob | 8176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chel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helt_extra_28 | malte | 7775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chel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chael | lennart | 3576 |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cha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lte | leon | 8277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l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chael | jakob | 7914 |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k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chael | jakob | 6017 |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nnart | malte | 1623 |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osephine | jakob | 2155 | 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Nr.:16 <text:s/>5&lt;&gt;7</text:p>
          </table:table-cell>
          <table:table-cell office:value-type="string" calcext:value-type="string">
            <text:p>while speaking about the quality, related units are call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bert | josephine | 4378 |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seph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sephine | jakob | 5200 |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osephi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kob | malte | 6016 |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l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chael | malte | 6227 |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cha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bert | malte | 1912 |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chael | jakob | 8170 |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chae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chael | lennart | 3576 |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nna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nnart | robert | 6328 |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nna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chael | lennart | 3435 |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nna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kob | lennart | 1540 | </text:p>
          </table:table-cell>
          <table:table-cell office:value-type="string" calcext:value-type="string">
            <text:p>beides angemessen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new.A1:new.G209" table:display-filter-buttons="true">
          <table:filter>
            <table:filter-or>
              <table:filter-condition table:field-number="5" table:data-type="number" table:value="67" table:operator="="/>
            </table:filter-or>
          </table:filter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4">00.00.0000</text:date>, <text:time style:data-style-name="N2" text:time-value="20:20:53.56243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10:21:13.982480000</meta:creation-date>
    <meta:generator>LibreOffice/4.2.5.2$MacOSX_x86 LibreOffice_project/61cb170a04bb1f12e77c884eab9192be736ec5f5</meta:generator>
    <dc:date>2014-07-24T20:40:29.970187000</dc:date>
    <meta:editing-duration>P1DT6H51M53S</meta:editing-duration>
    <meta:editing-cycles>46</meta:editing-cycles>
    <meta:document-statistic meta:table-count="3" meta:cell-count="1335" meta:object-count="0"/>
  </office:meta>
</office:document-meta>
</file>